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9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3" table:default-cell-style-name="Default"/>
        <table:table-column table:style-name="co6" table:default-cell-style-name="ce13"/>
        <table:table-row table:style-name="ro1">
          <table:table-cell table:style-name="ce2" office:value-type="string" calcext:value-type="string">
            <text:p>XP</text:p>
          </table:table-cell>
          <table:table-cell table:style-name="ce25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XP*&quot;" calcext:value-type="string">
            <text:p>"XP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12" table:formula="of:=CONCATENATE([.D1];[$przecinki.$B$2];[$przecinki.$C$2];[.E1];[$przecinki.$D$2])" office:value-type="string" office:string-value="&quot;XP*&quot;: &quot;{&amp;b}&quot;," calcext:value-type="string">
            <text:p>"XP*": "{&amp;b}",</text:p>
          </table:table-cell>
        </table:table-row>
        <table:table-row table:style-name="ro1">
          <table:table-cell table:style-name="ce2" office:value-type="string" calcext:value-type="string">
            <text:p>ZT</text:p>
          </table:table-cell>
          <table:table-cell table:style-name="ce25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T*&quot;" calcext:value-type="string">
            <text:p>"ZT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12" table:formula="of:=CONCATENATE([.D2];[$przecinki.$B$2];[$przecinki.$C$2];[.E2];[$przecinki.$D$2])" office:value-type="string" office:string-value="&quot;ZT*&quot;: &quot;{&amp;c}&quot;," calcext:value-type="string">
            <text:p>"ZT*": "{&amp;c}",</text:p>
          </table:table-cell>
        </table:table-row>
        <table:table-row table:style-name="ro1">
          <table:table-cell table:style-name="ce2" office:value-type="string" calcext:value-type="string">
            <text:p>ZTI</text:p>
          </table:table-cell>
          <table:table-cell table:style-name="ce25" office:value-type="string" calcext:value-type="string">
            <text:p>ci</text:p>
          </table:table-cell>
          <table:table-cell/>
          <table:table-cell table:formula="of:=CONCATENATE([$przecinki.$A$2];[.A3];[$przecinki.$H$2];[$przecinki.$A$2])" office:value-type="string" office:string-value="&quot;ZTI*&quot;" calcext:value-type="string">
            <text:p>"ZTI*"</text:p>
          </table:table-cell>
          <table:table-cell table:formula="of:=CONCATENATE([$przecinki.$A$2];[$przecinki.$E$2];[$przecinki.$G$2];[.B3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12" table:formula="of:=CONCATENATE([.D3];[$przecinki.$B$2];[$przecinki.$C$2];[.E3];[$przecinki.$D$2])" office:value-type="string" office:string-value="&quot;ZTI*&quot;: &quot;{&amp;ci}&quot;," calcext:value-type="string">
            <text:p>"ZTI*": "{&amp;ci}",</text:p>
          </table:table-cell>
        </table:table-row>
        <table:table-row table:style-name="ro1">
          <table:table-cell table:style-name="ce2" office:value-type="string" calcext:value-type="string">
            <text:p>ZTJ</text:p>
          </table:table-cell>
          <table:table-cell table:style-name="ce25" office:value-type="string" calcext:value-type="string">
            <text:p>cj</text:p>
          </table:table-cell>
          <table:table-cell/>
          <table:table-cell table:formula="of:=CONCATENATE([$przecinki.$A$2];[.A4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4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12" table:formula="of:=CONCATENATE([.D4];[$przecinki.$B$2];[$przecinki.$C$2];[.E4];[$przecinki.$D$2])" office:value-type="string" office:string-value="&quot;ZTJ*&quot;: &quot;{&amp;cj}&quot;," calcext:value-type="string">
            <text:p>"ZTJ*": "{&amp;cj}",</text:p>
          </table:table-cell>
        </table:table-row>
        <table:table-row table:style-name="ro1">
          <table:table-cell table:style-name="ce2" office:value-type="string" calcext:value-type="string">
            <text:p>PV</text:p>
          </table:table-cell>
          <table:table-cell table:style-name="ce25" office:value-type="string" calcext:value-type="string">
            <text:p>cz</text:p>
          </table:table-cell>
          <table:table-cell/>
          <table:table-cell table:formula="of:=CONCATENATE([$przecinki.$A$2];[.A5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5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12" table:formula="of:=CONCATENATE([.D5];[$przecinki.$B$2];[$przecinki.$C$2];[.E5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" office:value-type="string" calcext:value-type="string">
            <text:p>TJ</text:p>
          </table:table-cell>
          <table:table-cell table:style-name="ce25" office:value-type="string" calcext:value-type="string">
            <text:p>ć</text:p>
          </table:table-cell>
          <table:table-cell/>
          <table:table-cell table:formula="of:=CONCATENATE([$przecinki.$A$2];[.A6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6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12" table:formula="of:=CONCATENATE([.D6];[$przecinki.$B$2];[$przecinki.$C$2];[.E6];[$przecinki.$D$2])" office:value-type="string" office:string-value="&quot;TJ*&quot;: &quot;{&amp;ć}&quot;," calcext:value-type="string">
            <text:p>"TJ*": "{&amp;ć}",</text:p>
          </table:table-cell>
        </table:table-row>
        <table:table-row table:style-name="ro1">
          <table:table-cell table:style-name="ce2" office:value-type="string" calcext:value-type="string">
            <text:p>XT</text:p>
          </table:table-cell>
          <table:table-cell table:style-name="ce25" office:value-type="string" calcext:value-type="string">
            <text:p>d</text:p>
          </table:table-cell>
          <table:table-cell/>
          <table:table-cell table:formula="of:=CONCATENATE([$przecinki.$A$2];[.A7];[$przecinki.$H$2];[$przecinki.$A$2])" office:value-type="string" office:string-value="&quot;XT*&quot;" calcext:value-type="string">
            <text:p>"XT*"</text:p>
          </table:table-cell>
          <table:table-cell table:formula="of:=CONCATENATE([$przecinki.$A$2];[$przecinki.$E$2];[$przecinki.$G$2];[.B7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12" table:formula="of:=CONCATENATE([.D7];[$przecinki.$B$2];[$przecinki.$C$2];[.E7];[$przecinki.$D$2])" office:value-type="string" office:string-value="&quot;XT*&quot;: &quot;{&amp;d}&quot;," calcext:value-type="string">
            <text:p>"XT*": "{&amp;d}",</text:p>
          </table:table-cell>
        </table:table-row>
        <table:table-row table:style-name="ro1">
          <table:table-cell table:style-name="ce2" office:value-type="string" calcext:value-type="string">
            <text:p>XZT</text:p>
          </table:table-cell>
          <table:table-cell table:style-name="ce25" office:value-type="string" calcext:value-type="string">
            <text:p>dz</text:p>
          </table:table-cell>
          <table:table-cell/>
          <table:table-cell table:formula="of:=CONCATENATE([$przecinki.$A$2];[.A8];[$przecinki.$H$2];[$przecinki.$A$2])" office:value-type="string" office:string-value="&quot;XZT*&quot;" calcext:value-type="string">
            <text:p>"XZT*"</text:p>
          </table:table-cell>
          <table:table-cell table:formula="of:=CONCATENATE([$przecinki.$A$2];[$przecinki.$E$2];[$przecinki.$G$2];[.B8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12" table:formula="of:=CONCATENATE([.D8];[$przecinki.$B$2];[$przecinki.$C$2];[.E8];[$przecinki.$D$2])" office:value-type="string" office:string-value="&quot;XZT*&quot;: &quot;{&amp;dz}&quot;," calcext:value-type="string">
            <text:p>"XZT*": "{&amp;dz}",</text:p>
          </table:table-cell>
        </table:table-row>
        <table:table-row table:style-name="ro1">
          <table:table-cell table:style-name="ce2" office:value-type="string" calcext:value-type="string">
            <text:p>XZTJ</text:p>
          </table:table-cell>
          <table:table-cell table:style-name="ce25" office:value-type="string" calcext:value-type="string">
            <text:p>dzi</text:p>
          </table:table-cell>
          <table:table-cell/>
          <table:table-cell table:formula="of:=CONCATENATE([$przecinki.$A$2];[.A9];[$przecinki.$H$2];[$przecinki.$A$2])" office:value-type="string" office:string-value="&quot;XZTJ*&quot;" calcext:value-type="string">
            <text:p>"XZTJ*"</text:p>
          </table:table-cell>
          <table:table-cell table:formula="of:=CONCATENATE([$przecinki.$A$2];[$przecinki.$E$2];[$przecinki.$G$2];[.B9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12" table:formula="of:=CONCATENATE([.D9];[$przecinki.$B$2];[$przecinki.$C$2];[.E9];[$przecinki.$D$2])" office:value-type="string" office:string-value="&quot;XZTJ*&quot;: &quot;{&amp;dzi}&quot;," calcext:value-type="string">
            <text:p>"XZTJ*": "{&amp;dzi}",</text:p>
          </table:table-cell>
        </table:table-row>
        <table:table-row table:style-name="ro1">
          <table:table-cell table:style-name="ce2" office:value-type="string" calcext:value-type="string">
            <text:p>ZTJ</text:p>
          </table:table-cell>
          <table:table-cell table:style-name="ce25" office:value-type="string" calcext:value-type="string">
            <text:p>dź</text:p>
          </table:table-cell>
          <table:table-cell/>
          <table:table-cell table:formula="of:=CONCATENATE([$przecinki.$A$2];[.A10];[$przecinki.$H$2];[$przecinki.$A$2])" office:value-type="string" office:string-value="&quot;ZTJ*&quot;" calcext:value-type="string">
            <text:p>"ZTJ*"</text:p>
          </table:table-cell>
          <table:table-cell table:formula="of:=CONCATENATE([$przecinki.$A$2];[$przecinki.$E$2];[$przecinki.$G$2];[.B10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12" table:formula="of:=CONCATENATE([.D10];[$przecinki.$B$2];[$przecinki.$C$2];[.E10];[$przecinki.$D$2])" office:value-type="string" office:string-value="&quot;ZTJ*&quot;: &quot;{&amp;dź}&quot;," calcext:value-type="string">
            <text:p>"ZTJ*": "{&amp;dź}",</text:p>
          </table:table-cell>
        </table:table-row>
        <table:table-row table:style-name="ro1">
          <table:table-cell table:style-name="ce2" office:value-type="string" calcext:value-type="string">
            <text:p>XPV</text:p>
          </table:table-cell>
          <table:table-cell table:style-name="ce25" office:value-type="string" calcext:value-type="string">
            <text:p>dż</text:p>
          </table:table-cell>
          <table:table-cell/>
          <table:table-cell table:formula="of:=CONCATENATE([$przecinki.$A$2];[.A11];[$przecinki.$H$2];[$przecinki.$A$2])" office:value-type="string" office:string-value="&quot;XPV*&quot;" calcext:value-type="string">
            <text:p>"XPV*"</text:p>
          </table:table-cell>
          <table:table-cell table:formula="of:=CONCATENATE([$przecinki.$A$2];[$przecinki.$E$2];[$przecinki.$G$2];[.B11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12" table:formula="of:=CONCATENATE([.D11];[$przecinki.$B$2];[$przecinki.$C$2];[.E11];[$przecinki.$D$2])" office:value-type="string" office:string-value="&quot;XPV*&quot;: &quot;{&amp;dż}&quot;," calcext:value-type="string">
            <text:p>"XPV*": "{&amp;dż}",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/>
          <table:table-cell table:formula="of:=CONCATENATE([$przecinki.$A$2];[.A12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2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12" table:formula="of:=CONCATENATE([.D12];[$przecinki.$B$2];[$przecinki.$C$2];[.E12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" office:value-type="string" calcext:value-type="string">
            <text:p>XK</text:p>
          </table:table-cell>
          <table:table-cell table:style-name="ce25" office:value-type="string" calcext:value-type="string">
            <text:p>g</text:p>
          </table:table-cell>
          <table:table-cell/>
          <table:table-cell table:formula="of:=CONCATENATE([$przecinki.$A$2];[.A13];[$przecinki.$H$2];[$przecinki.$A$2])" office:value-type="string" office:string-value="&quot;XK*&quot;" calcext:value-type="string">
            <text:p>"XK*"</text:p>
          </table:table-cell>
          <table:table-cell table:formula="of:=CONCATENATE([$przecinki.$A$2];[$przecinki.$E$2];[$przecinki.$G$2];[.B13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12" table:formula="of:=CONCATENATE([.D13];[$przecinki.$B$2];[$przecinki.$C$2];[.E13];[$przecinki.$D$2])" office:value-type="string" office:string-value="&quot;XK*&quot;: &quot;{&amp;g}&quot;," calcext:value-type="string">
            <text:p>"XK*": "{&amp;g}",</text:p>
          </table:table-cell>
        </table:table-row>
        <table:table-row table:style-name="ro1">
          <table:table-cell table:style-name="ce2" office:value-type="string" calcext:value-type="string">
            <text:p>XKT</text:p>
          </table:table-cell>
          <table:table-cell table:style-name="ce25" office:value-type="string" calcext:value-type="string">
            <text:p>h</text:p>
          </table:table-cell>
          <table:table-cell/>
          <table:table-cell table:formula="of:=CONCATENATE([$przecinki.$A$2];[.A14];[$przecinki.$H$2];[$przecinki.$A$2])" office:value-type="string" office:string-value="&quot;XKT*&quot;" calcext:value-type="string">
            <text:p>"XKT*"</text:p>
          </table:table-cell>
          <table:table-cell table:formula="of:=CONCATENATE([$przecinki.$A$2];[$przecinki.$E$2];[$przecinki.$G$2];[.B14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12" table:formula="of:=CONCATENATE([.D14];[$przecinki.$B$2];[$przecinki.$C$2];[.E14];[$przecinki.$D$2])" office:value-type="string" office:string-value="&quot;XKT*&quot;: &quot;{&amp;h}&quot;," calcext:value-type="string">
            <text:p>"XKT*": "{&amp;h}",</text:p>
          </table:table-cell>
        </table:table-row>
        <table:table-row table:style-name="ro1">
          <table:table-cell table:style-name="ce2" office:value-type="string" calcext:value-type="string">
            <text:p>KT</text:p>
          </table:table-cell>
          <table:table-cell table:style-name="ce52" office:value-type="string" calcext:value-type="string">
            <text:p>ch</text:p>
          </table:table-cell>
          <table:table-cell/>
          <table:table-cell table:formula="of:=CONCATENATE([$przecinki.$A$2];[.A15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5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12" table:formula="of:=CONCATENATE([.D15];[$przecinki.$B$2];[$przecinki.$C$2];[.E15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5" office:value-type="string" calcext:value-type="string">
            <text:p>j</text:p>
          </table:table-cell>
          <table:table-cell/>
          <table:table-cell table:formula="of:=CONCATENATE([$przecinki.$A$2];[.A16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6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12" table:formula="of:=CONCATENATE([.D16];[$przecinki.$B$2];[$przecinki.$C$2];[.E16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5" office:value-type="string" calcext:value-type="string">
            <text:p>k</text:p>
          </table:table-cell>
          <table:table-cell/>
          <table:table-cell table:formula="of:=CONCATENATE([$przecinki.$A$2];[.A17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7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12" table:formula="of:=CONCATENATE([.D17];[$przecinki.$B$2];[$przecinki.$C$2];[.E17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5" office:value-type="string" calcext:value-type="string">
            <text:p>l</text:p>
          </table:table-cell>
          <table:table-cell/>
          <table:table-cell table:formula="of:=CONCATENATE([$przecinki.$A$2];[.A18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18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12" table:formula="of:=CONCATENATE([.D18];[$przecinki.$B$2];[$przecinki.$C$2];[.E18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" office:value-type="string" calcext:value-type="string">
            <text:p>LJ</text:p>
          </table:table-cell>
          <table:table-cell table:style-name="ce25" office:value-type="string" calcext:value-type="string">
            <text:p>ł</text:p>
          </table:table-cell>
          <table:table-cell/>
          <table:table-cell table:formula="of:=CONCATENATE([$przecinki.$A$2];[.A19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19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12" table:formula="of:=CONCATENATE([.D19];[$przecinki.$B$2];[$przecinki.$C$2];[.E19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" office:value-type="string" calcext:value-type="string">
            <text:p>TV</text:p>
          </table:table-cell>
          <table:table-cell table:style-name="ce25" office:value-type="string" calcext:value-type="string">
            <text:p>m</text:p>
          </table:table-cell>
          <table:table-cell/>
          <table:table-cell table:formula="of:=CONCATENATE([$przecinki.$A$2];[.A20];[$przecinki.$H$2];[$przecinki.$A$2])" office:value-type="string" office:string-value="&quot;TV*&quot;" calcext:value-type="string">
            <text:p>"TV*"</text:p>
          </table:table-cell>
          <table:table-cell table:formula="of:=CONCATENATE([$przecinki.$A$2];[$przecinki.$E$2];[$przecinki.$G$2];[.B20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12" table:formula="of:=CONCATENATE([.D20];[$przecinki.$B$2];[$przecinki.$C$2];[.E20];[$przecinki.$D$2])" office:value-type="string" office:string-value="&quot;TV*&quot;: &quot;{&amp;m}&quot;," calcext:value-type="string">
            <text:p>"TV*": "{&amp;m}",</text:p>
          </table:table-cell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25" office:value-type="string" calcext:value-type="string">
            <text:p>n</text:p>
          </table:table-cell>
          <table:table-cell/>
          <table:table-cell table:formula="of:=CONCATENATE([$przecinki.$A$2];[.A21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1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12" table:formula="of:=CONCATENATE([.D21];[$przecinki.$B$2];[$przecinki.$C$2];[.E21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5" office:value-type="string" calcext:value-type="string">
            <text:p>p</text:p>
          </table:table-cell>
          <table:table-cell/>
          <table:table-cell table:formula="of:=CONCATENATE([$przecinki.$A$2];[.A22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2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12" table:formula="of:=CONCATENATE([.D22];[$przecinki.$B$2];[$przecinki.$C$2];[.E22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/>
          <table:table-cell table:formula="of:=CONCATENATE([$przecinki.$A$2];[.A23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3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12" table:formula="of:=CONCATENATE([.D23];[$przecinki.$B$2];[$przecinki.$C$2];[.E23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/>
          <table:table-cell table:formula="of:=CONCATENATE([$przecinki.$A$2];[.A24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4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12" table:formula="of:=CONCATENATE([.D24];[$przecinki.$B$2];[$przecinki.$C$2];[.E24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5" office:value-type="string" calcext:value-type="string">
            <text:p>sz</text:p>
          </table:table-cell>
          <table:table-cell/>
          <table:table-cell table:formula="of:=CONCATENATE([$przecinki.$A$2];[.A25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5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12" table:formula="of:=CONCATENATE([.D25];[$przecinki.$B$2];[$przecinki.$C$2];[.E25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" office:value-type="string" calcext:value-type="string">
            <text:p>TPV</text:p>
          </table:table-cell>
          <table:table-cell table:style-name="ce25" office:value-type="string" calcext:value-type="string">
            <text:p>szcz</text:p>
          </table:table-cell>
          <table:table-cell/>
          <table:table-cell table:formula="of:=CONCATENATE([$przecinki.$A$2];[.A26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26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12" table:formula="of:=CONCATENATE([.D26];[$przecinki.$B$2];[$przecinki.$C$2];[.E26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" office:value-type="string" calcext:value-type="string">
            <text:p>XSJ</text:p>
          </table:table-cell>
          <table:table-cell table:style-name="ce25" office:value-type="string" calcext:value-type="string">
            <text:p>ś</text:p>
          </table:table-cell>
          <table:table-cell/>
          <table:table-cell table:formula="of:=CONCATENATE([$przecinki.$A$2];[.A27];[$przecinki.$H$2];[$przecinki.$A$2])" office:value-type="string" office:string-value="&quot;XSJ*&quot;" calcext:value-type="string">
            <text:p>"XSJ*"</text:p>
          </table:table-cell>
          <table:table-cell table:formula="of:=CONCATENATE([$przecinki.$A$2];[$przecinki.$E$2];[$przecinki.$G$2];[.B27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12" table:formula="of:=CONCATENATE([.D27];[$przecinki.$B$2];[$przecinki.$C$2];[.E27];[$przecinki.$D$2])" office:value-type="string" office:string-value="&quot;XSJ*&quot;: &quot;{&amp;ś}&quot;," calcext:value-type="string">
            <text:p>"XSJ*": "{&amp;ś}",</text:p>
          </table:table-cell>
        </table:table-row>
        <table:table-row table:style-name="ro1">
          <table:table-cell table:style-name="ce2" office:value-type="string" calcext:value-type="string">
            <text:p>SJ</text:p>
          </table:table-cell>
          <table:table-cell table:style-name="ce25" office:value-type="string" calcext:value-type="string">
            <text:p>si</text:p>
          </table:table-cell>
          <table:table-cell/>
          <table:table-cell table:formula="of:=CONCATENATE([$przecinki.$A$2];[.A28];[$przecinki.$H$2];[$przecinki.$A$2])" office:value-type="string" office:string-value="&quot;SJ*&quot;" calcext:value-type="string">
            <text:p>"SJ*"</text:p>
          </table:table-cell>
          <table:table-cell table:formula="of:=CONCATENATE([$przecinki.$A$2];[$przecinki.$E$2];[$przecinki.$G$2];[.B28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12" table:formula="of:=CONCATENATE([.D28];[$przecinki.$B$2];[$przecinki.$C$2];[.E28];[$przecinki.$D$2])" office:value-type="string" office:string-value="&quot;SJ*&quot;: &quot;{&amp;si}&quot;," calcext:value-type="string">
            <text:p>"SJ*": "{&amp;si}",</text:p>
          </table:table-cell>
        </table:table-row>
        <table:table-row table:style-name="ro1">
          <table:table-cell table:style-name="ce2" office:value-type="string" calcext:value-type="string">
            <text:p>SJ~</text:p>
          </table:table-cell>
          <table:table-cell table:style-name="ce25" office:value-type="string" calcext:value-type="string">
            <text:p>sj</text:p>
          </table:table-cell>
          <table:table-cell/>
          <table:table-cell table:formula="of:=CONCATENATE([$przecinki.$A$2];[.A29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29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12" table:formula="of:=CONCATENATE([.D29];[$przecinki.$B$2];[$przecinki.$C$2];[.E29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52" office:value-type="string" calcext:value-type="string">
            <text:p>śc</text:p>
          </table:table-cell>
          <table:table-cell/>
          <table:table-cell table:formula="of:=CONCATENATE([$przecinki.$A$2];[.A30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0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12" table:formula="of:=CONCATENATE([.D30];[$przecinki.$B$2];[$przecinki.$C$2];[.E30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" office:value-type="string" calcext:value-type="string">
            <text:p>ZSTJ</text:p>
          </table:table-cell>
          <table:table-cell table:style-name="ce52" office:value-type="string" calcext:value-type="string">
            <text:p>ści</text:p>
          </table:table-cell>
          <table:table-cell/>
          <table:table-cell table:formula="of:=CONCATENATE([$przecinki.$A$2];[.A31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1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12" table:formula="of:=CONCATENATE([.D31];[$przecinki.$B$2];[$przecinki.$C$2];[.E31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5" office:value-type="string" calcext:value-type="string">
            <text:p>t</text:p>
          </table:table-cell>
          <table:table-cell/>
          <table:table-cell table:formula="of:=CONCATENATE([$przecinki.$A$2];[.A32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2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12" table:formula="of:=CONCATENATE([.D32];[$przecinki.$B$2];[$przecinki.$C$2];[.E32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2" office:value-type="string" calcext:value-type="string">
            <text:p>w</text:p>
          </table:table-cell>
          <table:table-cell/>
          <table:table-cell table:formula="of:=CONCATENATE([$przecinki.$A$2];[.A33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3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12" table:formula="of:=CONCATENATE([.D33];[$przecinki.$B$2];[$przecinki.$C$2];[.E33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" office:value-type="string" calcext:value-type="string">
            <text:p>SK</text:p>
          </table:table-cell>
          <table:table-cell table:style-name="ce52" office:value-type="string" calcext:value-type="string">
            <text:p>x</text:p>
          </table:table-cell>
          <table:table-cell/>
          <table:table-cell table:formula="of:=CONCATENATE([$przecinki.$A$2];[.A34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4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12" table:formula="of:=CONCATENATE([.D34];[$przecinki.$B$2];[$przecinki.$C$2];[.E34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2" office:value-type="string" calcext:value-type="string">
            <text:p>z</text:p>
          </table:table-cell>
          <table:table-cell/>
          <table:table-cell table:formula="of:=CONCATENATE([$przecinki.$A$2];[.A35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5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12" table:formula="of:=CONCATENATE([.D35];[$przecinki.$B$2];[$przecinki.$C$2];[.E35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" office:value-type="string" calcext:value-type="string">
            <text:p>ZI</text:p>
          </table:table-cell>
          <table:table-cell table:style-name="ce52" office:value-type="string" calcext:value-type="string">
            <text:p>ź</text:p>
          </table:table-cell>
          <table:table-cell/>
          <table:table-cell table:formula="of:=CONCATENATE([$przecinki.$A$2];[.A36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36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12" table:formula="of:=CONCATENATE([.D36];[$przecinki.$B$2];[$przecinki.$C$2];[.E36];[$przecinki.$D$2])" office:value-type="string" office:string-value="&quot;ZI*&quot;: &quot;{&amp;ź}&quot;," calcext:value-type="string">
            <text:p>"ZI*": "{&amp;ź}",</text:p>
          </table:table-cell>
        </table:table-row>
        <table:table-row table:style-name="ro1">
          <table:table-cell table:style-name="ce2" office:value-type="string" calcext:value-type="string">
            <text:p>ZJ</text:p>
          </table:table-cell>
          <table:table-cell table:style-name="ce52" office:value-type="string" calcext:value-type="string">
            <text:p>zi</text:p>
          </table:table-cell>
          <table:table-cell/>
          <table:table-cell table:formula="of:=CONCATENATE([$przecinki.$A$2];[.A37];[$przecinki.$H$2];[$przecinki.$A$2])" office:value-type="string" office:string-value="&quot;ZJ*&quot;" calcext:value-type="string">
            <text:p>"ZJ*"</text:p>
          </table:table-cell>
          <table:table-cell table:formula="of:=CONCATENATE([$przecinki.$A$2];[$przecinki.$E$2];[$przecinki.$G$2];[.B37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12" table:formula="of:=CONCATENATE([.D37];[$przecinki.$B$2];[$przecinki.$C$2];[.E37];[$przecinki.$D$2])" office:value-type="string" office:string-value="&quot;ZJ*&quot;: &quot;{&amp;zi}&quot;," calcext:value-type="string">
            <text:p>"ZJ*": "{&amp;zi}",</text:p>
          </table:table-cell>
        </table:table-row>
        <table:table-row table:style-name="ro1">
          <table:table-cell table:style-name="ce2" office:value-type="string" calcext:value-type="string">
            <text:p>ZJ~</text:p>
          </table:table-cell>
          <table:table-cell table:style-name="ce52" office:value-type="string" calcext:value-type="string">
            <text:p>zj</text:p>
          </table:table-cell>
          <table:table-cell/>
          <table:table-cell table:formula="of:=CONCATENATE([$przecinki.$A$2];[.A38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38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12" table:formula="of:=CONCATENATE([.D38];[$przecinki.$B$2];[$przecinki.$C$2];[.E38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25" office:value-type="string" calcext:value-type="string">
            <text:p>ździ</text:p>
          </table:table-cell>
          <table:table-cell/>
          <table:table-cell table:formula="of:=CONCATENATE([$przecinki.$A$2];[.A39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9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12" table:formula="of:=CONCATENATE([.D39];[$przecinki.$B$2];[$przecinki.$C$2];[.E39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" office:value-type="string" calcext:value-type="string">
            <text:p>XTP</text:p>
          </table:table-cell>
          <table:table-cell table:style-name="ce52" office:value-type="string" calcext:value-type="string">
            <text:p>ż</text:p>
          </table:table-cell>
          <table:table-cell/>
          <table:table-cell table:formula="of:=CONCATENATE([$przecinki.$A$2];[.A40];[$przecinki.$H$2];[$przecinki.$A$2])" office:value-type="string" office:string-value="&quot;XTP*&quot;" calcext:value-type="string">
            <text:p>"XTP*"</text:p>
          </table:table-cell>
          <table:table-cell table:formula="of:=CONCATENATE([$przecinki.$A$2];[$przecinki.$E$2];[$przecinki.$G$2];[.B40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12" table:formula="of:=CONCATENATE([.D40];[$przecinki.$B$2];[$przecinki.$C$2];[.E40];[$przecinki.$D$2])" office:value-type="string" office:string-value="&quot;XTP*&quot;: &quot;{&amp;ż}&quot;," calcext:value-type="string">
            <text:p>"XTP*": "{&amp;ż}",</text:p>
          </table:table-cell>
        </table:table-row>
        <table:table-row table:style-name="ro1">
          <table:table-cell table:style-name="ce2" office:value-type="string" calcext:value-type="string">
            <text:p>RJ</text:p>
          </table:table-cell>
          <table:table-cell table:style-name="ce52" office:value-type="string" calcext:value-type="string">
            <text:p>rz</text:p>
          </table:table-cell>
          <table:table-cell/>
          <table:table-cell table:formula="of:=CONCATENATE([$przecinki.$A$2];[.A41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1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12" table:formula="of:=CONCATENATE([.D41];[$przecinki.$B$2];[$przecinki.$C$2];[.E41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4" table:default-cell-style-name="ce15"/>
        <table:table-column table:style-name="co7" table:number-columns-repeated="1020" table:default-cell-style-name="ce29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  <table:table-cell office:value-type="string" calcext:value-type="string">
            <text:p>nawias-l</text:p>
          </table:table-cell>
          <table:table-cell office:value-type="string" calcext:value-type="string">
            <text:p>nawias-p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gwiazdka</text:p>
          </table:table-cell>
          <table:table-cell office:value-type="string" calcext:value-type="string">
            <text:p>tylda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"</text:p>
          </table:table-cell>
          <table:table-cell table:style-name="ce16" office:value-type="string" calcext:value-type="string">
            <text:p>: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string" calcext:value-type="string">
            <text:p>{</text:p>
          </table:table-cell>
          <table:table-cell table:style-name="ce16" office:value-type="string" calcext:value-type="string">
            <text:p>}</text:p>
          </table:table-cell>
          <table:table-cell table:style-name="ce16" office:value-type="string" calcext:value-type="string">
            <text:p>&amp;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~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zł</number:text>
    </number:number-style>
    <number:number-style style:name="N110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    </number:text>
    </number:number-style>
    <number:number-style style:name="N11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  </number:text>
    </number:number-style>
    <number:number-style style:name="N11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1P2" style:volatile="true">
      <number:text> </number:text>
      <number:fill-character> </number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2" style:volatile="true">
      <number:text> </number:text>
      <number:fill-character> </number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 style:data-style-name="N2" text:time-value="13:29:24.07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1-11-11T15:17:18.474000000</dc:date>
    <meta:editing-duration>P1DT10H40M38S</meta:editing-duration>
    <meta:editing-cycles>49</meta:editing-cycles>
    <meta:generator>LibreOffice/7.0.3.1$Windows_X86_64 LibreOffice_project/d7547858d014d4cf69878db179d326fc3483e082</meta:generator>
    <meta:document-statistic meta:table-count="2" meta:cell-count="223" meta:object-count="0"/>
  </office:meta>
</office:document-meta>
</file>